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text-properties fo:font-style="italic" officeooo:rsid="00003c50" officeooo:paragraph-rsid="00003c50" style:font-style-asian="italic" style:font-style-complex="italic"/>
    </style:style>
    <style:style style:name="P8" style:family="paragraph" style:parent-style-name="Text_20_body">
      <style:text-properties officeooo:paragraph-rsid="00003c50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normal" officeooo:rsid="00003c50" officeooo:paragraph-rsid="00003c50" style:font-style-asian="normal" style:font-style-complex="normal"/>
    </style:style>
    <style:style style:name="P11" style:family="paragraph" style:parent-style-name="Text_20_body">
      <style:text-properties fo:font-size="12pt" fo:language="en" fo:country="US" style:font-size-asian="12pt" style:language-asian="en" style:country-asian="US" style:font-size-complex="12pt"/>
    </style:style>
    <style:style style:name="P12" style:family="paragraph" style:parent-style-name="Text_20_body">
      <style:text-properties fo:font-size="12pt" fo:language="fi" fo:country="FI" fo:font-style="normal" style:font-size-asian="12pt" style:language-asian="en" style:country-asian="US" style:font-style-asian="normal" style:font-size-complex="12pt" style:font-style-complex="normal"/>
    </style:style>
    <style:style style:name="P13" style:family="paragraph" style:parent-style-name="Text_20_body">
      <style:text-properties style:use-window-font-color="true" style:font-name="Times New Roman" fo:font-size="12pt" fo:language="fi" fo:country="FI" fo:font-style="italic" officeooo:rsid="00003c50" officeooo:paragraph-rsid="00003c50" style:letter-kerning="false" style:font-name-asian="Times New Roman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14" style:family="paragraph" style:parent-style-name="Text_20_body">
      <style:text-properties style:use-window-font-color="true" style:font-name="Times New Roman" fo:font-size="12pt" fo:language="fi" fo:country="FI" fo:font-style="normal" officeooo:rsid="0001b545" officeooo:paragraph-rsid="00003c50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Times New Roman" fo:font-size="12pt" fo:language="en" fo:country="US" fo:font-style="normal" officeooo:rsid="0002f45b" officeooo:paragraph-rsid="0002f45b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rsid="0002f45b" officeooo:paragraph-rsid="0002f45b"/>
    </style:style>
    <style:style style:name="P17" style:family="paragraph" style:parent-style-name="Text_20_body">
      <style:paragraph-properties fo:break-before="page"/>
      <style:text-properties officeooo:rsid="00003c50" officeooo:paragraph-rsid="00003c50"/>
    </style:style>
    <style:style style:name="P18" style:family="paragraph" style:parent-style-name="Text_20_body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21" style:family="paragraph" style:parent-style-name="index_20_heading">
      <style:text-properties fo:language="en" fo:country="US"/>
    </style:style>
    <style:style style:name="P22" style:family="paragraph" style:parent-style-name="index_20_heading">
      <style:paragraph-properties fo:line-height="150%"/>
      <style:text-properties fo:language="en" fo:country="US"/>
    </style:style>
    <style:style style:name="P23" style:family="paragraph" style:parent-style-name="Title" style:master-page-name="Standard">
      <style:paragraph-properties fo:text-align="justify" style:justify-single-word="false" style:page-number="auto"/>
    </style:style>
    <style:style style:name="P24" style:family="paragraph" style:parent-style-name="Heading_20_5" style:list-style-name="">
      <style:paragraph-properties fo:margin-left="0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25" style:family="paragraph" style:parent-style-name="Text_20_body">
      <style:text-properties style:use-window-font-color="true" style:font-name="Times New Roman" fo:font-size="12pt" fo:language="en" fo:country="US" fo:font-style="normal" officeooo:rsid="00044373" officeooo:paragraph-rsid="00044373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26" style:family="paragraph" style:parent-style-name="Text_20_body">
      <style:text-properties style:use-window-font-color="true" style:font-name="Times New Roman" fo:font-size="12pt" fo:language="en" fo:country="US" fo:font-style="normal" officeooo:rsid="00057089" officeooo:paragraph-rsid="00057089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1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normal" officeooo:rsid="00003c50" style:font-size-asian="12pt" style:font-weight-asian="normal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2pt" fo:language="en" fo:country="US" style:font-size-asian="12pt" style:language-asian="en" style:country-asian="US" style:font-size-complex="12pt"/>
    </style:style>
    <style:style style:name="T9" style:family="text">
      <style:text-properties fo:font-size="12pt" fo:language="fi" fo:country="FI" fo:font-style="italic" style:font-size-asian="12pt" style:language-asian="en" style:country-asian="US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3c50" style:font-style-asian="italic" style:font-style-complex="italic"/>
    </style:style>
    <style:style style:name="T12" style:family="text">
      <style:text-properties style:use-window-font-color="true" style:font-name="Times New Roman" fo:font-size="12pt" fo:language="fi" fo:country="FI" fo:font-style="italic" officeooo:rsid="00003c50" style:letter-kerning="false" style:font-name-asian="Times New Roman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T13" style:family="text">
      <style:text-properties style:use-window-font-color="true" style:font-name="Times New Roman" fo:font-size="12pt" fo:language="fi" fo:country="FI" fo:font-style="normal" officeooo:rsid="00003c50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14" style:family="text">
      <style:text-properties style:use-window-font-color="true" style:font-name="Times New Roman" fo:font-size="12pt" fo:language="fi" fo:country="FI" fo:font-style="normal" officeooo:rsid="0001b545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15" style:family="text">
      <style:text-properties style:use-window-font-color="true" style:font-name="Times New Roman" fo:font-size="12pt" fo:language="en" fo:country="US" fo:font-style="normal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16" style:family="text">
      <style:text-properties style:use-window-font-color="true" style:font-name="Times New Roman" fo:font-size="12pt" fo:language="en" fo:country="US" fo:font-style="normal" officeooo:rsid="0002f45b" style:letter-kerning="false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Sof</text:span><text:span text:style-name="T2">t</text:span><text:span text:style-name="T1">ware Development Skills</text:span></text:p>
      <text:p text:style-name="P20"/>
      <text:p text:style-name="P19"><text:span text:style-name="T3">&lt;</text:span><text:span text:style-name="T4">Yushchenko Illya</text:span><text:span text:style-name="T3">&gt;, &lt;0603361&gt;</text:span></text:p>
      <text:p text:style-name="P20"/>
      <text:p text:style-name="P20"/>
      <text:p text:style-name="P19"><text:span text:style-name="T5">LEARNING DIARY, &lt;</text:span><text:span text:style-name="T6">Back-End</text:span><text:span text:style-name="T5">&gt; MODULE</text:span></text:p>
      <text:h text:style-name="P24" text:outline-level="5"/>
      <text:p text:style-name="P3"/>
      <text:p text:style-name="P3"/>
      <text:p text:style-name="P3"/>
      <text:p text:style-name="P3"/>
      <text:p text:style-name="P3"/>
      <text:p text:style-name="P22"/>
      <text:p text:style-name="P22"/>
      <text:p text:style-name="P21"/>
      <text:p text:style-name="P18">LEARNING DIARY</text:p>
      <text:p text:style-name="P5"/>
      <text:p text:style-name="P4">8-10.06.2020</text:p>
      <text:p text:style-name="P4">I’ve been watching all the linked videos from the course, and then I watched their updated versions. I’ve watched some other tutorial that I’ve found myself too, trying to get a general “touch” to the back-end subject. Even though I am familiar with javascript, I was using it only for a front-end, so all this new information was a bit confusing because of amount of a new methods, functions etc., and in general coding style and approach is obviously a bit different.</text:p>
      <text:p text:style-name="P4"/>
      <text:p text:style-name="Text_20_body"><text:span text:style-name="T7">And today, at Wednesday (10.06) I finally started to code myself. First problem that I run into was a connecting </text:span><text:span text:style-name="T8">mongose database. I found two different approaches to do it, and I decided to try them both. For some unclear atm for me reason, one of those won’t work. </text:span></text:p>
      <text:p text:style-name="P4"/>
      <text:p text:style-name="P11">Particularly this one:</text:p>
      <text:p text:style-name="P4"/>
      <text:p text:style-name="P6">mongoose.connect(’dbUrl’, { useNewUrlParser: true })</text:p>
      <text:p text:style-name="P6">const db = mongoose.connection</text:p>
      <text:p text:style-name="P6">db.on('error', (error) =&gt; console.error(error))</text:p>
      <text:p text:style-name="P6">db.once('open', () =&gt; console.log('Connected to Database'))</text:p>
      <text:p text:style-name="P4"/>
      <text:p text:style-name="P9">For now I decided to settle to the working one: </text:p>
      <text:p text:style-name="Text_20_body"><text:span text:style-name="T10">mongoose.connect(</text:span><text:span text:style-name="T9">dbUrl</text:span><text:span text:style-name="T10">', { useNewUrlParser: true }, () =&gt; console.log('connected to the DB'));<text:line-break/><text:line-break/>_______</text:span></text:p>
      <text:p text:style-name="P4"/>
      <text:p text:style-name="P12">After a couple of hours I figured out that I was not establishing connection afterall. Because I couldn’t get or post anything to/from my database. Turned out I was doing it slightly wrong, but now it finally seems to work.</text:p>
      <text:p text:style-name="P17">Today, 11.06.2020 I was working with database. First, how to conenct it to server, like -</text:p>
      <text:p text:style-name="P7"/>
      <text:p text:style-name="P8"><text:span text:style-name="T11">mongodb+srv://&lt;testuser&gt;:</text:span><text:span text:style-name="T12">&lt;password&gt;</text:span><text:span text:style-name="T11">@rest-10ids.mongodb.net/</text:span><text:span text:style-name="T12">&lt;DBName&gt;</text:span><text:span text:style-name="T11">?retryWrites=true&amp;w=majority</text:span></text:p>
      <text:p text:style-name="P7"/>
      <text:p text:style-name="P10">Then I learned how to install mongodb locally – Mongo DB Community server – and make conenction locally as well, like</text:p>
      <text:p text:style-name="P7"/>
      <text:p text:style-name="P8"><text:span text:style-name="T11">mongodb://localhost/</text:span><text:span text:style-name="T12">Dbname</text:span></text:p>
      <text:p text:style-name="P13"/>
      <text:p text:style-name="P8"><text:span text:style-name="T13">After that I was learning about JS callbacks and promises <text:s/></text:span><text:span text:style-name="T14">as well as asynchronous functions, as they are used to work with database</text:span></text:p>
      <text:p text:style-name="P14"/>
      <text:p text:style-name="P15">Wednesday, 17.06.2020.</text:p>
      <text:p text:style-name="P15"/>
      <text:p text:style-name="P15">Last few days I was still learning about callbacks, promises and async/await functions.</text:p>
      <text:p text:style-name="P15">I pretty much finished the project already. But that’s not a problem considering amount of study material available on internet nowadays. Now I’m going through the code and making sure that I do deeply understand all the processes there.</text:p>
      <text:p text:style-name="P15"/>
      <text:p text:style-name="P16"><text:span text:style-name="T16">N</text:span><text:span text:style-name="T15">ow I guess I only need to find the courage to record the video demonstrating the project running. That is something I’ve never done before = )</text:span></text:p>
      <text:p text:style-name="P15"/>
      <text:p text:style-name="P25">Almost forgot, I refreshed my memory about assignment by value and reference in JS.</text:p>
      <text:p text:style-name="P25"/>
      <text:p text:style-name="P26">Monday, 6 of July, 2020.</text:p>
      <text:p text:style-name="P26"/>
      <text:p text:style-name="P26">Finally found the time to finish the project and write ReadMe for it. Going to upload it to GIT now and submit for grad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text-transform="uppercase"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center" style:justify-single-word="false" fo:keep-with-next="always"/>
      <style:text-properties fo:font-size="16pt" style:font-size-asian="16pt" style:font-size-complex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text-align="center" style:justify-single-word="false"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 fo:line-height="150%">
        <style:tab-stops>
          <style:tab-stop style:position="0.847cm"/>
          <style:tab-stop style:position="15.558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line-height="150%" fo:text-indent="0cm" style:auto-text-indent="false">
        <style:tab-stops>
          <style:tab-stop style:position="1.693cm"/>
          <style:tab-stop style:position="15.558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Oletus" style:family="paragraph" style:default-outline-level="">
      <style:paragraph-properties fo:margin-top="0cm" fo:margin-bottom="0cm" loext:contextual-spacing="false" fo:line-height="150%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nt5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ont6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7pt"/>
    </style:style>
    <style:style style:name="xl24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text-align="center" style:justify-single-word="false" fo:background-color="#ffffff" fo:padding="0cm" fo:border-left="0.51pt solid #000000" fo:border-right="none" fo:border-top="none" fo:border-bottom="none"/>
      <style:text-properties fo:color="#00000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5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text-align="center" style:justify-single-word="false" fo:background-color="#ffffff"/>
      <style:text-properties fo:color="#00000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6" style:family="paragraph" style:parent-style-name="Standard" style:default-outline-level="">
      <style:paragraph-properties fo:margin-top="0.494cm" fo:margin-bottom="0.494cm" loext:contextual-spacing="false" fo:padding="0cm" fo:border-left="0.51pt solid #000000" fo:border-right="none" fo:border-top="none" fo:border-bottom="none"/>
    </style:style>
    <style:style style:name="xl27" style:family="paragraph" style:parent-style-name="Standard" style:default-outline-level="">
      <style:paragraph-properties fo:margin-top="0.494cm" fo:margin-bottom="0.494cm" loext:contextual-spacing="false" fo:padding="0cm" fo:border-left="none" fo:border-right="0.51pt solid #000000" fo:border-top="none" fo:border-bottom="none"/>
    </style:style>
    <style:style style:name="xl28" style:family="paragraph" style:parent-style-name="Standard" style:default-outline-level="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9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 fo:padding="0cm" fo:border-left="0.51pt solid #000000" fo:border-right="none" fo:border-top="none" fo:border-bottom="none"/>
    </style:style>
    <style:style style:name="xl30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text-align="center" style:justify-single-word="false" fo:background-color="#ffffff"/>
      <style:text-properties style:font-name="Symbol" fo:font-family="Symbol" style:font-family-generic="roman" style:font-pitch="variable" fo:font-weight="bold" style:font-weight-asian="bold" style:font-weight-complex="bold"/>
    </style:style>
    <style:style style:name="xl31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xl32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text-align="center" style:justify-single-word="false" fo:background-color="#ffffff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3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 fo:padding="0cm" fo:border-left="none" fo:border-right="0.51pt solid #000000" fo:border-top="none" fo:border-bottom="none"/>
    </style:style>
    <style:style style:name="xl34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text-align="center" style:justify-single-word="false" fo:background-color="#333333"/>
      <style:text-properties fo:color="#80808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5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background-color="#333333" fo:padding="0cm" fo:border-left="0.51pt solid #000000" fo:border-right="none" fo:border-top="none" fo:border-bottom="none"/>
      <style:text-properties fo:color="#808080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6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background-color="#333333"/>
      <style:text-properties fo:color="#808080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7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background-color="#333333" fo:padding="0cm" fo:border-left="0.51pt solid #000000" fo:border-right="none" fo:border-top="none" fo:border-bottom="none"/>
    </style:style>
    <style:style style:name="xl38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background-color="#333333"/>
    </style:style>
    <style:style style:name="xl39" style:family="paragraph" style:parent-style-name="Standard" style:default-outline-level="">
      <loext:graphic-properties draw:fill="solid" draw:fill-color="#333333"/>
      <style:paragraph-properties fo:margin-top="0.494cm" fo:margin-bottom="0.494cm" loext:contextual-spacing="false" fo:background-color="#333333" fo:padding="0cm" fo:border-left="none" fo:border-right="0.51pt solid #000000" fo:border-top="none" fo:border-bottom="none"/>
    </style:style>
    <style:style style:name="Date" style:family="paragraph" style:parent-style-name="Standard" style:next-style-name="Standard" style:default-outline-level=""/>
    <style:style style:name="Style1" style:family="paragraph" style:parent-style-name="Heading_20_3" style:auto-update="true" style:default-outline-level="" style:list-style-name="">
      <style:paragraph-properties fo:line-height="150%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eipäteksti_20_Char" style:display-name="Leipäteksti Char" style:family="text">
      <style:text-properties fo:font-size="12pt" fo:language="fi" fo:country="FI" style:font-size-asian="12pt" style:language-asian="en" style:country-asian="US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eliteteksti_20_Char" style:display-name="Seliteteksti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7cm" fo:margin-left="3.501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6:26:00</meta:creation-date>
    <meta:initial-creator>Ari H.</meta:initial-creator>
    <dc:language>en-GB</dc:language>
    <meta:print-date>2013-10-11T10:39:00</meta:print-date>
    <dc:date>2020-07-06T19:06:47.090000000</dc:date>
    <meta:editing-cycles>10</meta:editing-cycles>
    <dc:title>Opinnäytetyö ohjeet</dc:title>
    <meta:editing-duration>PT2H1M47S</meta:editing-duration>
    <meta:generator>LibreOffice/6.4.2.2$Windows_X86_64 LibreOffice_project/4e471d8c02c9c90f512f7f9ead8875b57fcb1ec3</meta:generator>
    <meta:document-statistic meta:table-count="0" meta:image-count="0" meta:object-count="0" meta:page-count="3" meta:paragraph-count="27" meta:word-count="412" meta:character-count="2613" meta:non-whitespace-character-count="2222"/>
    <meta:user-defined meta:name="AppVersion">16.0000</meta:user-defined>
    <meta:user-defined meta:name="Company">L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221187705</meta:user-defined>
    <meta:user-defined meta:name="_AuthorEmail" meta:value-type="string">jussi.saari@lut.fi</meta:user-defined>
    <meta:user-defined meta:name="_AuthorEmailDisplayName" meta:value-type="string">Jussi Saari</meta:user-defined>
    <meta:user-defined meta:name="_EmailSubject" meta:value-type="string">Tietojenk.tekniikan seminaarin korjattu versio</meta:user-defined>
    <meta:user-defined meta:name="_ReviewingToolsShownOnce" meta:value-type="string"/>
    <meta:template xlink:type="simple" xlink:actuate="onRequest" xlink:title="Normal" xlink:href=""/>
  </office:meta>
</office:document-meta>
</file>